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2B000001820C9962114E928FAB.png" manifest:media-type="image/png"/>
  <manifest:file-entry manifest:full-path="Pictures/1000000100000218000000C822DF01AE483F113A.png" manifest:media-type="image/png"/>
  <manifest:file-entry manifest:full-path="Pictures/10000001000001860000008B9B772495AB2C3498.png" manifest:media-type="image/png"/>
  <manifest:file-entry manifest:full-path="Pictures/10000001000001830000009E29444B336298EA0F.png" manifest:media-type="image/png"/>
  <manifest:file-entry manifest:full-path="Pictures/100000010000028C000000CA61A9A93957F1019E.png" manifest:media-type="image/png"/>
  <manifest:file-entry manifest:full-path="Pictures/1000000100000320000002583F29EA1F00EADACD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2cbd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/>
      <text:p text:style-name="Standard"><draw:frame draw:style-name="fr3" draw:name="Imagen1" text:anchor-type="char" svg:width="10.239cm" svg:height="4.18cm" draw:z-index="0"><draw:image xlink:href="Pictures/10000001000001830000009E29444B336298EA0F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3" draw:name="Imagen2" text:anchor-type="char" svg:width="10.321cm" svg:height="3.678cm" draw:z-index="1"><draw:image xlink:href="Pictures/10000001000001860000008B9B772495AB2C3498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3" draw:name="Imagen3" text:anchor-type="char" svg:width="14.187cm" svg:height="5.293cm" draw:z-index="2"><draw:image xlink:href="Pictures/1000000100000218000000C822DF01AE483F113A.png" xlink:type="simple" xlink:show="embed" xlink:actuate="onLoad" draw:mime-type="image/png"/></draw:frame></text:p>
      <text:p text:style-name="Standard"/>
      <text:p text:style-name="P1"><draw:frame draw:style-name="fr1" draw:name="Imagen4" text:anchor-type="char" svg:width="17cm" svg:height="5.267cm" draw:z-index="3"><draw:image xlink:href="Pictures/100000010000028C000000CA61A9A93957F1019E.png" xlink:type="simple" xlink:show="embed" xlink:actuate="onLoad" draw:mime-type="image/png"/></draw:frame></text:p>
      <text:p text:style-name="P1"/>
      <text:p text:style-name="P1"/>
      <text:p text:style-name="P1"/>
      <text:p text:style-name="P1"><draw:frame draw:style-name="fr2" draw:name="Imagen5" text:anchor-type="char" svg:width="17cm" svg:height="12.748cm" draw:z-index="4"><draw:image xlink:href="Pictures/1000000100000320000002583F29EA1F00EADACD.png" xlink:type="simple" xlink:show="embed" xlink:actuate="onLoad" draw:mime-type="image/png"/></draw:frame><draw:frame draw:style-name="fr1" draw:name="Imagen6" text:anchor-type="char" svg:width="17cm" svg:height="8.089cm" draw:z-index="5"><draw:image xlink:href="Pictures/100000010000032B000001820C9962114E928FAB.png" xlink:type="simple" xlink:show="embed" xlink:actuate="onLoad" draw:mime-type="image/png"/></draw:frame><draw:frame draw:style-name="fr1" draw:name="Imagen7" text:anchor-type="char" svg:width="17cm" svg:height="12.749cm" draw:z-index="6"><draw:image xlink:href="Pictures/1000000100000320000002583F29EA1F00EADACD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0-04T13:32:47.142000000</meta:creation-date>
    <dc:date>2022-10-06T10:50:31.056000000</dc:date>
    <meta:editing-duration>PT1H1M51S</meta:editing-duration>
    <meta:editing-cycles>4</meta:editing-cycles>
    <meta:generator>LibreOffice/7.4.0.3$Windows_X86_64 LibreOffice_project/f85e47c08ddd19c015c0114a68350214f7066f5a</meta:generator>
    <meta:document-statistic meta:table-count="0" meta:image-count="7" meta:object-count="0" meta:page-count="2" meta:paragraph-count="0" meta:word-count="0" meta:character-count="0" meta:non-whitespace-character-count="0"/>
  </office:meta>
</office:document-meta>
</file>